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Таблица1.C1" style:family="table-cell">
      <style:table-cell-properties fo:padding="0.049cm" fo:border="0.3pt solid #000000" style:writing-mode="page"/>
    </style:style>
    <style:style style:name="Таблица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Таблица1.C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P1" style:family="paragraph" style:parent-style-name="Preformatted_20_Text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92b4f" officeooo:paragraph-rsid="00092b4f" style:text-blinking="false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paragraph-rsid="00051039" style:text-blinking="false" fo:background-color="#fffff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51039" officeooo:paragraph-rsid="00051039" style:text-blinking="false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8129c" officeooo:paragraph-rsid="0008129c" style:text-blinking="false" fo:background-color="#ffff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0721c6" officeooo:paragraph-rsid="000721c6" style:text-blinking="false" fo:background-color="#ffffff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92b4f" officeooo:paragraph-rsid="00092b4f" style:text-blinking="false" fo:background-color="#fffff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8129c" officeooo:paragraph-rsid="00092b4f" style:text-blinking="false" fo:background-color="#ffffff" style:font-size-asian="12pt" style:font-weight-asian="normal" style:font-name-complex="Times New Roman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92b4f" officeooo:paragraph-rsid="00092b4f" style:text-blinking="false" fo:background-color="#ffffff" style:font-size-asian="12pt" style:font-weight-asian="normal" style:font-name-complex="Times New Roman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9d788" officeooo:paragraph-rsid="00092b4f" style:text-blinking="false" fo:background-color="#ffffff" style:font-size-asian="12pt" style:font-weight-asian="normal" style:font-name-complex="Times New Roman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09d788" officeooo:paragraph-rsid="00092b4f" style:text-blinking="false" fo:background-color="#ffffff" style:font-size-asian="10.5pt" style:font-weight-asian="normal" style:font-name-complex="Times New Roman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0bc2a1" officeooo:paragraph-rsid="000bc2a1" style:text-blinking="false" fo:background-color="#ffffff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09d788" officeooo:paragraph-rsid="00092b4f" style:text-blinking="false" fo:background-color="#ffffff" style:font-size-asian="12.25pt" style:font-weight-asian="bold" style:font-name-complex="Times New Roman" style:font-size-complex="14pt" style:font-weight-complex="bold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0bc2a1" officeooo:paragraph-rsid="000bc2a1" style:text-blinking="false" fo:background-color="#ffffff" style:font-size-asian="8.75pt" style:font-weight-asian="normal" style:font-name-complex="Times New Roman" style:font-size-complex="10pt" style:font-weight-complex="normal"/>
    </style:style>
    <style:style style:name="P1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0.499cm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17b2e5" officeooo:paragraph-rsid="000c1c79" style:text-blinking="false" fo:background-color="transparent" style:font-size-asian="16pt" style:font-weight-asian="normal" style:font-size-complex="16pt" style:font-weight-complex="normal"/>
    </style:style>
    <style:style style:name="P15" style:family="paragraph" style:parent-style-name="Standard">
      <style:text-properties fo:color="#000000" style:font-name="Liberation Mono" fo:font-size="12pt" officeooo:paragraph-rsid="00051039" style:font-size-asian="12pt" style:font-size-complex="12pt"/>
    </style:style>
    <style:style style:name="P16" style:family="paragraph" style:parent-style-name="Standard">
      <style:text-properties fo:color="#000000" style:font-name="Liberation Mono" fo:font-size="12pt" fo:font-weight="bold" officeooo:paragraph-rsid="00051039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Mono" fo:font-size="12pt" fo:font-weight="normal" officeooo:paragraph-rsid="0005103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paragraph-rsid="00051039" style:text-blinking="false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paragraph-rsid="00051039" style:text-blinking="false" fo:background-color="transparen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12pt" officeooo:rsid="00051039" officeooo:paragraph-rsid="00051039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12pt" officeooo:rsid="00067014" officeooo:paragraph-rsid="00067014" style:font-size-asian="12pt" style:font-size-complex="12pt"/>
    </style:style>
    <style:style style:name="P22" style:family="paragraph" style:parent-style-name="Text_20_body">
      <style:text-properties style:font-name="Liberation Mono"/>
    </style:style>
    <style:style style:name="P23" style:family="paragraph" style:parent-style-name="Text_20_body">
      <style:text-properties style:font-name="Liberation Mono"/>
    </style:style>
    <style:style style:name="P24" style:family="paragraph" style:parent-style-name="Text_20_body">
      <style:text-properties style:font-name="Times" fo:font-weight="normal" officeooo:paragraph-rsid="00051039"/>
    </style:style>
    <style:style style:name="P25" style:family="paragraph" style:parent-style-name="Text_20_body">
      <style:text-properties style:font-name="Times" officeooo:paragraph-rsid="00051039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051039" style:text-blinking="false" fo:background-color="#ffffff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officeooo:paragraph-rsid="00051039" style:text-blinking="false" fo:background-color="#ffffff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style:text-underline-style="none" officeooo:paragraph-rsid="00051039" style:text-blinking="false" fo:background-color="#ffffff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style:text-underline-style="none" officeooo:paragraph-rsid="00051039" style:text-blinking="false" fo:background-color="transparent"/>
    </style:style>
    <style:style style:name="P3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paragraph-rsid="00051039" style:text-blinking="false" fo:background-color="#ffffff" style:font-size-asian="18pt" style:font-weight-asian="bold" style:font-size-complex="18pt" style:font-weight-complex="bold"/>
    </style:style>
    <style:style style:name="P3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size="16pt" fo:font-weight="bold" officeooo:paragraph-rsid="00051039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051039" style:text-blinking="false" fo:background-color="transparent"/>
    </style:style>
    <style:style style:name="P33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051039" style:text-blinking="false" fo:background-color="#ffffff"/>
    </style:style>
    <style:style style:name="P34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" officeooo:paragraph-rsid="00051039"/>
    </style:style>
    <style:style style:name="P35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officeooo:paragraph-rsid="00051039"/>
    </style:style>
    <style:style style:name="T1" style:family="text">
      <style:text-properties officeooo:rsid="000ce426"/>
    </style:style>
    <style:style style:name="T2" style:family="text">
      <style:text-properties officeooo:rsid="0006f689"/>
    </style:style>
    <style:style style:name="T3" style:family="text">
      <style:text-properties fo:font-variant="normal" fo:text-transform="none" fo:color="#000000" style:text-line-through-style="none" style:text-line-through-type="none" style:font-name="Times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rsid="00051039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0ce426" style:text-blinking="false" fo:background-color="#ffffff" loext:char-shading-value="0"/>
    </style:style>
    <style:style style:name="T8" style:family="text">
      <style:text-properties officeooo:rsid="00051039"/>
    </style:style>
    <style:style style:name="T9" style:family="text">
      <style:text-properties officeooo:rsid="00060b4f"/>
    </style:style>
    <style:style style:name="T10" style:family="text">
      <style:text-properties officeooo:rsid="00092b4f"/>
    </style:style>
    <style:style style:name="T11" style:family="text">
      <style:text-properties style:font-name-complex="Times New Roman"/>
    </style:style>
    <style:style style:name="T12" style:family="text">
      <style:text-properties officeooo:rsid="0009d788" style:font-name-complex="Times New Roman"/>
    </style:style>
    <style:style style:name="T13" style:family="text">
      <style:text-properties officeooo:rsid="000c1c79" style:font-name-complex="Times New Roman"/>
    </style:style>
    <style:style style:name="T14" style:family="text">
      <style:text-properties fo:color="#ff79c6"/>
    </style:style>
    <style:style style:name="T15" style:family="text">
      <style:text-properties officeooo:rsid="0009d788"/>
    </style:style>
    <style:style style:name="T16" style:family="text">
      <style:text-properties officeooo:rsid="000ffbf9"/>
    </style:style>
    <style:style style:name="T17" style:family="text">
      <style:text-properties officeooo:rsid="0011a6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осковский авиационный институт</text:p>
      <text:p text:style-name="P27">(Национальный исследовательский университет)</text:p>
      <text:p text:style-name="P25"/>
      <text:p text:style-name="P32">Институт: «Информационные технологии и прикладная математика»</text:p>
      <text:p text:style-name="P32">Дисциплина: «<text:span text:style-name="T1">Операционные системы</text:span>»</text:p>
      <text:p text:style-name="P28"> </text:p>
      <text:p text:style-name="P28"> </text:p>
      <text:p text:style-name="P28"> </text:p>
      <text:p text:style-name="P28"> </text:p>
      <text:p text:style-name="P30">Лабораторная работа № <text:span text:style-name="T2">6-8</text:span></text:p>
      <text:p text:style-name="P31"><text:span text:style-name="T3">Тема: </text:span>Управлении серверами сообщений.</text:p>
      <text:p text:style-name="P31">Применение отложенных вычислений.</text:p>
      <text:p text:style-name="P31">Интеграция программных систем друг с другом</text:p>
      <text:p text:style-name="P25"/>
      <text:p text:style-name="P29"/>
      <text:p text:style-name="P29"/>
      <text:p text:style-name="P28"> </text:p>
      <text:p text:style-name="P35"><text:span text:style-name="T4">Студент: </text:span><text:span text:style-name="T5">Ильиных Вадим Максимович</text:span></text:p>
      <text:p text:style-name="P33">Группа: 80-201</text:p>
      <text:p text:style-name="P34"><text:span text:style-name="T6">Преподаватель: </text:span><text:span text:style-name="T7">Миронов</text:span><text:span text:style-name="T6"> </text:span><text:span text:style-name="T7">Е</text:span><text:span text:style-name="T6">.</text:span><text:span text:style-name="T7">С</text:span><text:span text:style-name="T6">.</text:span></text:p>
      <text:p text:style-name="P33">Дата:</text:p>
      <text:p text:style-name="P33">Оценка:</text:p>
      <text:p text:style-name="P24"><text:line-break/></text:p>
      <text:p text:style-name="P24"><text:line-break/><text:line-break/></text:p>
      <text:p text:style-name="P24"/>
      <text:p text:style-name="P26">Москва, 202<text:span text:style-name="T8">1</text:span></text:p>
      <text:p text:style-name="P19"><text:soft-page-break/>Постановка задачи</text:p>
      <text:p text:style-name="P15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<text:s/>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</text:p>
      <text:p text:style-name="P15">Управляющий узел отвечает за ввод команд от пользователя и отправку этих команд на вычислительные узлы. Список основных поддерживаемых команд: </text:p>
      <text:p text:style-name="P16"><text:span text:style-name="T9">1.</text:span>Создание нового вычислительного узла </text:p>
      <text:p text:style-name="P17"><text:tab/>Формат команды: create id [parent]</text:p>
      <text:p text:style-name="P16"><text:span text:style-name="T9">2.</text:span>Удаление существующего вычислительного узла </text:p>
      <text:p text:style-name="P17"><text:tab/>Формат команды: remove id</text:p>
      <text:p text:style-name="P16"><text:span text:style-name="T9">3.</text:span>Исполнение команды на вычислительном узле </text:p>
      <text:p text:style-name="P18"><text:tab/>Формат команды: exec id [params]</text:p>
      <text:p text:style-name="P2"/>
      <text:p text:style-name="P3">Вариант №33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0">Топология 3</text:p>
          </table:table-cell>
          <table:table-cell table:style-name="Таблица1.A1" office:value-type="string">
            <text:p text:style-name="P20">Наборы команд 3</text:p>
          </table:table-cell>
          <table:table-cell table:style-name="Таблица1.C1" office:value-type="string">
            <text:p text:style-name="P20">Команда проверки 3</text:p>
          </table:table-cell>
        </table:table-row>
        <table:table-row>
          <table:table-cell table:style-name="Таблица1.A2" office:value-type="string">
            <text:p text:style-name="P20">Бинарное дерево без балансировки</text:p>
          </table:table-cell>
          <table:table-cell table:style-name="Таблица1.A2" office:value-type="string">
            <text:p text:style-name="P20">Подсчет времени </text:p>
            <text:p text:style-name="P20">exec [id] [start/stop/time]</text:p>
          </table:table-cell>
          <table:table-cell table:style-name="Таблица1.C2" office:value-type="string">
            <text:p text:style-name="P21">heartb<text:span text:style-name="T17">i</text:span>t [id]</text:p>
          </table:table-cell>
        </table:table-row>
      </table:table>
      <text:p text:style-name="P3"/>
      <text:p text:style-name="P5">Описание программы</text:p>
      <text:p text:style-name="P4">Проект состоит из программ main.cpp и node.cpp и из библиотек BinTree.hpp и server.hpp. <text:span text:style-name="T10">Сборка осуществляется при помощи утилиты cmake. Управляющая программа — main.cpp, вычислительная — node.cpp. </text:span></text:p>
      <text:p text:style-name="P7">Очередь сообщений - компонент, используемый для межпроцессного или межпотокового взаимодействия внутри одного процесса. Для обмена сообщениями используется очередь. Очереди сообщений предоставляют асинхронный протокол передачи данных, означая, что отправитель и получатель сообщения не обязаны взаимодействовать с очередью сообщений одновременно. Размещённые в очереди сообщения хранятся до тех пор, пока получатель не получит их.</text:p>
      <text:p text:style-name="P7"/>
      <text:p text:style-name="P8">Основные функции:</text:p>
      <text:p text:style-name="P8">execv — вызвать другую программу с указанными аргументами</text:p>
      <text:p text:style-name="P1"><text:span text:style-name="Source_20_Text">zmqpp</text:span><text:span text:style-name="Source_20_Text"><text:span text:style-name="T14">::</text:span></text:span><text:span text:style-name="Source_20_Text">context context — инициализация очереди сообщений</text:span></text:p>
      <text:p text:style-name="P1"><text:soft-page-break/><text:span text:style-name="Source_20_Text">zmqpp</text:span><text:span text:style-name="Source_20_Text"><text:span text:style-name="T14">::</text:span></text:span><text:span text:style-name="Source_20_Text">socket socket() - генерируется сокет</text:span></text:p>
      <text:p text:style-name="P1"><text:span text:style-name="Source_20_Text">fork() - </text:span><text:span text:style-name="Source_20_Text"><text:span text:style-name="T15">создается дочерний процесса</text:span></text:span></text:p>
      <text:p text:style-name="P6"><text:span text:style-name="T11">socket.send</text:span><text:span text:style-name="T12">() - помещает в очередь сообщение</text:span></text:p>
      <text:p text:style-name="P6"><text:span text:style-name="T11">socket.</text:span><text:span text:style-name="T12">receive() - забирает сообщение из очереди</text:span></text:p>
      <text:p text:style-name="P9"/>
      <text:p text:style-name="P12">Набор тестов</text:p>
      <text:p text:style-name="P10">unche@unchet:~/Рабочий стол/os/lab6-8$ ./main</text:p>
      <text:p text:style-name="P10">create 5</text:p>
      <text:p text:style-name="P10">OK: 26592</text:p>
      <text:p text:style-name="P10">create 15</text:p>
      <text:p text:style-name="P10">OK: 26596</text:p>
      <text:p text:style-name="P10">create 20</text:p>
      <text:p text:style-name="P10">OK: 26599</text:p>
      <text:p text:style-name="P10">exec 20 start</text:p>
      <text:p text:style-name="P10">OK: 20 start</text:p>
      <text:p text:style-name="P10">exec 20 stop</text:p>
      <text:p text:style-name="P10">OK: 20 stop</text:p>
      <text:p text:style-name="P10">exec 20 time</text:p>
      <text:p text:style-name="P10">OK: 20 time: 3256 ms</text:p>
      <text:p text:style-name="P10">remove 20</text:p>
      <text:p text:style-name="P10">OK</text:p>
      <text:p text:style-name="P10">exit</text:p>
      <text:p text:style-name="P10">OK</text:p>
      <text:p text:style-name="P12"/>
      <text:p text:style-name="P11"><text:span text:style-name="T12">S</text:span><text:span text:style-name="T11">trace </text:span><text:span text:style-name="T13">(часть)</text:span></text:p>
      <text:p text:style-name="P13"><text:span text:style-name="T16">e</text:span>xecve("./main", ["./main"], 0x7ffc7718a360 /* 50 vars */) = 0</text:p>
      <text:p text:style-name="P13">brk(NULL) <text:s text:c="30"/>= 0x5617eefb0000</text:p>
      <text:p text:style-name="P13">arch_prctl(0x3001 /* ARCH_??? */, 0x7ffd25c2e8f0) = -1 EINVAL (Недопустимый аргумент)</text:p>
      <text:p text:style-name="P13">access("/etc/ld.so.preload", R_OK) <text:s text:c="5"/>= -1 ENOENT (Нет такого файла или каталога)</text:p>
      <text:p text:style-name="P13">openat(AT_FDCWD, "/usr/local/lib/tls/haswell/x86_64/libzmqpp.so.4", O_RDONLY|O_CLOEXEC) = -1 ENOENT (Нет такого файла или каталога)</text:p>
      <text:p text:style-name="P13"><text:soft-page-break/>stat("/usr/local/lib/tls/haswell/x86_64", 0x7ffd25c2db40) = -1 ENOENT (Нет такого файла или каталога)</text:p>
      <text:p text:style-name="P13">openat(AT_FDCWD, "/usr/local/lib/tls/haswell/libzmqpp.so.4", O_RDONLY|O_CLOEXEC) = -1 ENOENT (Нет такого файла или каталога)</text:p>
      <text:p text:style-name="P13">stat("/usr/local/lib/tls/haswell", 0x7ffd25c2db40) = -1 ENOENT (Нет такого файла или каталога)</text:p>
      <text:p text:style-name="P13">openat(AT_FDCWD, "/usr/local/lib/tls/x86_64/libzmqpp.so.4", O_RDONLY|O_CLOEXEC) = -1 ENOENT (Нет такого файла или каталога)</text:p>
      <text:p text:style-name="P13">stat("/usr/local/lib/tls/x86_64", 0x7ffd25c2db40) = -1 ENOENT (Нет такого файла или каталога)</text:p>
      <text:p text:style-name="P13">openat(AT_FDCWD, "/usr/local/lib/tls/libzmqpp.so.4", O_RDONLY|O_CLOEXEC) = -1 ENOENT (Нет такого файла или каталога)</text:p>
      <text:p text:style-name="P13">stat("/usr/local/lib/tls", 0x7ffd25c2db40) = -1 ENOENT (Нет такого файла или каталога)</text:p>
      <text:p text:style-name="P13">openat(AT_FDCWD, "/usr/local/lib/haswell/x86_64/libzmqpp.so.4", O_RDONLY|O_CLOEXEC) = -1 ENOENT (Нет такого файла или каталога)</text:p>
      <text:p text:style-name="P13">stat("/usr/local/lib/haswell/x86_64", 0x7ffd25c2db40) = -1 ENOENT (Нет такого файла или каталога)</text:p>
      <text:p text:style-name="P13">openat(AT_FDCWD, "/usr/local/lib/haswell/libzmqpp.so.4", O_RDONLY|O_CLOEXEC) = -1 ENOENT (Нет такого файла или каталога)</text:p>
      <text:p text:style-name="P13">stat("/usr/local/lib/haswell", 0x7ffd25c2db40) = -1 ENOENT (Нет такого файла или каталога)</text:p>
      <text:p text:style-name="P13">openat(AT_FDCWD, "/usr/local/lib/x86_64/libzmqpp.so.4", O_RDONLY|O_CLOEXEC) = -1 ENOENT (Нет такого файла или каталога)</text:p>
      <text:p text:style-name="P13">stat("/usr/local/lib/x86_64", 0x7ffd25c2db40) = -1 ENOENT (Нет такого файла или каталога)</text:p>
      <text:p text:style-name="P13">openat(AT_FDCWD, "/usr/local/lib/libzmqpp.so.4", O_RDONLY|O_CLOEXEC) = 3</text:p>
      <text:p text:style-name="P13">read(3, "\177ELF\2\1\1\3\0\0\0\0\0\0\0\0\3\0&gt;\0\1\0\0\0\240\334\0\0\0\0\0\0"..., 832) = 832</text:p>
      <text:p text:style-name="P13">fstat(3, {st_mode=S_IFREG|0755, st_size=235272, ...}) = 0</text:p>
      <text:p text:style-name="P13">mmap(NULL, 8192, PROT_READ|PROT_WRITE, MAP_PRIVATE|MAP_ANONYMOUS, -1, 0) = 0x7f13e0994000</text:p>
      <text:p text:style-name="P13">mmap(NULL, 190616, PROT_READ, MAP_PRIVATE|MAP_DENYWRITE, 3, 0) = 0x7f13e0965000</text:p>
      <text:p text:style-name="P13">mmap(0x7f13e0971000, 102400, PROT_READ|PROT_EXEC, MAP_PRIVATE|MAP_FIXED|MAP_DENYWRITE, 3, 0xc000) = 0x7f13e0971000</text:p>
      <text:p text:style-name="P13">mmap(0x7f13e098a000, 32768, PROT_READ, MAP_PRIVATE|MAP_FIXED|MAP_DENYWRITE, 3, 0x25000) = 0x7f13e098a000</text:p>
      <text:p text:style-name="P13">mmap(0x7f13e0992000, 8192, PROT_READ|PROT_WRITE, MAP_PRIVATE|MAP_FIXED|MAP_DENYWRITE, 3, 0x2c000) = 0x7f13e0992000</text:p>
      <text:p text:style-name="P13">close(3) <text:s text:c="31"/>= 0</text:p>
      <text:p text:style-name="P13">…</text:p>
      <text:p text:style-name="P13">…</text:p>
      <text:p text:style-name="P13">…</text:p>
      <text:p text:style-name="P13"><text:soft-page-break/>"exit\n", 1024) <text:s text:c="16"/>= 5</text:p>
      <text:p text:style-name="P13">poll([{fd=9, events=POLLIN}], 1, 0) <text:s text:c="4"/>= 0 (Timeout)</text:p>
      <text:p text:style-name="P13">write(7, "\1\0\0\0\0\0\0\0", 8) <text:s text:c="8"/>= 8</text:p>
      <text:p text:style-name="P13">poll([{fd=9, events=POLLIN}], 1, -1) <text:s text:c="3"/>= 1 ([{fd=9, revents=POLLIN}])</text:p>
      <text:p text:style-name="P13">read(9, "\1\0\0\0\0\0\0\0", 8) <text:s text:c="9"/>= 8</text:p>
      <text:p text:style-name="P13">poll([{fd=9, events=POLLIN}], 1, 0) <text:s text:c="4"/>= 0 (Timeout)</text:p>
      <text:p text:style-name="P13">kill(2412, SIGTERM) <text:s text:c="20"/>= 0</text:p>
      <text:p text:style-name="P13">kill(2412, SIGKILL) <text:s text:c="20"/>= 0</text:p>
      <text:p text:style-name="P13">write(1, "OK\n", 3OK</text:p>
      <text:p text:style-name="P13">) <text:s text:c="20"/>= 3</text:p>
      <text:p text:style-name="P13">write(5, "\1\0\0\0\0\0\0\0", 8) <text:s text:c="8"/>= 8</text:p>
      <text:p text:style-name="P13">write(9, "\1\0\0\0\0\0\0\0", 8) <text:s text:c="8"/>= 8</text:p>
      <text:p text:style-name="P13">poll([{fd=4, events=POLLIN}], 1, -1) <text:s text:c="3"/>= 1 ([{fd=4, revents=POLLIN}])</text:p>
      <text:p text:style-name="P13">read(4, "\1\0\0\0\0\0\0\0", 8) <text:s text:c="9"/>= 8</text:p>
      <text:p text:style-name="P13">--- SIGCHLD {si_signo=SIGCHLD, si_code=CLD_KILLED, si_pid=2412, si_uid=1000, si_status=SIGTERM, si_utime=0, si_stime=0} ---</text:p>
      <text:p text:style-name="P13">write(7, "\1\0\0\0\0\0\0\0", 8) <text:s text:c="8"/>= 8</text:p>
      <text:p text:style-name="P13">futex(0x7f13dfad09d0, FUTEX_WAIT, 2411, NULL) = -1 EAGAIN (Ресурс временно недоступен)</text:p>
      <text:p text:style-name="P13">close(8) <text:s text:c="31"/>= 0</text:p>
      <text:p text:style-name="P13">close(7) <text:s text:c="31"/>= 0</text:p>
      <text:p text:style-name="P13">close(6) <text:s text:c="31"/>= 0</text:p>
      <text:p text:style-name="P13">close(5) <text:s text:c="31"/>= 0</text:p>
      <text:p text:style-name="P13">close(4) <text:s text:c="31"/>= 0</text:p>
      <text:p text:style-name="P13">close(3) <text:s text:c="31"/>= 0</text:p>
      <text:p text:style-name="P13">lseek(0, -1, SEEK_CUR) <text:s text:c="17"/>= -1 ESPIPE (Недопустимая операция смещения)</text:p>
      <text:p text:style-name="P13">exit_group(0) <text:s text:c="26"/>= ?</text:p>
      <text:p text:style-name="P13">+++ exited with 0 +++</text:p>
      <text:p text:style-name="P13"/>
      <text:p text:style-name="P14">Вывод</text:p>
      <text:p text:style-name="P22">Во время выполнения данной лабораторной работы удалось применить знания, полученные благодаря предыдущем работам, потому что здесь необходимо было работать с асинхронностью, очередями сообщений.</text:p>
      <text:p text:style-name="P22">Так же отдельного изучения потребовала библиотека ZeroMQ для организации передачи сообщений между узлами. Данная библиотека облегчает работу с сокетами. В гайде данной библиотеки расписаны основные принципы ее применения, а также некоторые шаблоны взаимодействия. Поэтому использование данной библиотеки помогло не <text:soft-page-break/>только облегчить сам код, но и немного лучше понять возможности и способы приложения сокетов.</text:p>
      <text:p text:style-name="P22">Данная лабораторная работа была наиболее сложной, потому что для нее необходимо целиком продумать структуру проекта, что приводило к переписыванию кода несколько раз. С другой стороны данная работа выглядит не как чисто учебная задача, а как вполне рабочая версия какого-нибудь приложения.</text:p>
      <text:p text:style-name="P22"><text:s/>В связи с неправильной организацией времени функционал программы не полный. Отсутствует проверка доступности узла (функция heartbit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9:46:47.561624570</meta:creation-date>
    <meta:generator>LibreOffice/6.4.6.2$Linux_X86_64 LibreOffice_project/40$Build-2</meta:generator>
    <dc:date>2021-04-22T15:07:59.042632879</dc:date>
    <meta:editing-duration>PT34M33S</meta:editing-duration>
    <meta:editing-cycles>16</meta:editing-cycles>
    <meta:document-statistic meta:table-count="1" meta:image-count="0" meta:object-count="0" meta:page-count="6" meta:paragraph-count="128" meta:word-count="861" meta:character-count="7678" meta:non-whitespace-character-count="6479"/>
  </office:meta>
</office:document-meta>
</file>